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fo:background-color="#EDED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50_0_37__32_-_32__201_nfasis3" style:data-style-name="N0">
      <style:table-cell-properties fo:border-top="thin solid #000000" fo:border-bottom="none" fo:border-left="none" fo:border-right="none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50_0_37__32_-_32__201_nfasis3" style:data-style-name="N0">
      <style:table-cell-properties fo:border-top="thin solid #000000" fo:border-bottom="none" fo:border-left="none" fo:border-right="thin solid #000000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_50_0_37__32_-_32__201_nfasis3" style:data-style-name="N0">
      <style:table-cell-properties fo:border-top="thin solid #000000" fo:border-bottom="none" fo:border-left="thin solid #000000" fo:border-right="none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50_0_37__32_-_32__201_nfasis3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17" style:family="table-cell" style:parent-style-name="_50_0_37__32_-_32__201_nfasis3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8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19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20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21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2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3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4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</style:style>
    <style:style style:name="ce25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26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Default" style:data-style-name="N0"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6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7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Default" style:data-style-name="N0">
      <style:table-cell-properties fo:border="thin solid #000000" fo:background-color="transparent"/>
    </style:style>
    <style:style style:name="ce49" style:family="table-cell" style:parent-style-name="T_237_tulo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50" style:family="table-cell" style:parent-style-name="T_237_tulo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50_0_37__32_-_32__201_nfasis3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55" style:family="table-cell" style:parent-style-name="_50_0_37__32_-_32__201_nfasis3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56" style:family="table-cell" style:parent-style-name="_50_0_37__32_-_32__201_nfasis3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7" style:family="table-cell" style:parent-style-name="Default" style:data-style-name="N0">
      <style:table-cell-properties fo:border="thin solid #000000" fo:background-color="#FFFFFF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6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62" style:family="table-cell" style:parent-style-name="T_237_tulo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63" style:family="table-cell" style:parent-style-name="T_237_tulo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64" style:family="table-cell" style:parent-style-name="T_237_tulo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65" style:family="table-cell" style:parent-style-name="T_237_tulo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66" style:family="table-cell" style:parent-style-name="T_237_tulo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67" style:family="table-cell" style:parent-style-name="T_237_tulo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64583333333333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51354166666667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5.9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9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ECKLIST_INDUCTIV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4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9" table:number-rows-spanned="1" table:style-name="ce49">
            <text:p><text:s text:c="2"/>Lista de Verificación</text:p>
          </table:table-cell>
          <table:covered-table-cell table:number-columns-repeated="8"/>
          <table:table-cell table:number-columns-repeated="16374" table:style-name="ce2"/>
        </table:table-row>
        <table:table-row table:style-name="ro2">
          <table:table-cell/>
          <table:table-cell office:value-type="string" table:number-columns-spanned="9" table:number-rows-spanned="1" table:style-name="ce50">
            <text:p>(CALIDAD)</text:p>
          </table:table-cell>
          <table:covered-table-cell table:number-columns-repeated="8"/>
          <table:table-cell table:number-columns-repeated="16374" table:style-name="ce2"/>
        </table:table-row>
        <table:table-row table:style-name="ro3">
          <table:table-cell/>
          <table:table-cell table:number-columns-repeated="16383" table:style-name="ce2"/>
        </table:table-row>
        <table:table-row table:style-name="ro4">
          <table:table-cell/>
          <table:table-cell office:value-type="string" table:style-name="ce3">
            <text:p>MODELO DEL EQUIPO</text:p>
          </table:table-cell>
          <table:table-cell table:style-name="ce4"/>
          <table:table-cell office:value-type="string" table:style-name="ce5">
            <text:p>PERSONAL INVOLUCRADO</text:p>
          </table:table-cell>
          <table:table-cell table:number-columns-repeated="3" table:style-name="ce5"/>
          <table:table-cell office:value-type="string" table:style-name="ce3">
            <text:p>SERIAL Nº</text:p>
          </table:table-cell>
          <table:table-cell office:value-type="string" table:style-name="ce6">
            <text:p>Nº CONTROL</text:p>
          </table:table-cell>
          <table:table-cell office:value-type="string" table:style-name="ce6">
            <text:p>Nº REVISIÓN</text:p>
          </table:table-cell>
          <table:table-cell table:number-columns-repeated="16374" table:style-name="ce2"/>
        </table:table-row>
        <table:table-row table:style-name="ro5">
          <table:table-cell/>
          <table:table-cell office:value-type="string" table:number-columns-spanned="2" table:number-rows-spanned="1" table:style-name="ce51">
            <text:p>TB-7000</text:p>
          </table:table-cell>
          <table:covered-table-cell/>
          <table:table-cell office:value-type="string" table:number-columns-spanned="4" table:number-rows-spanned="1" table:style-name="ce52">
            <text:p>OPERARIOS DE LINEA</text:p>
          </table:table-cell>
          <table:covered-table-cell table:number-columns-repeated="3"/>
          <table:table-cell table:style-name="ce7"/>
          <table:table-cell table:style-name="ce8"/>
          <table:table-cell office:value-type="float" office:value="4" table:style-name="ce9">
            <text:p>4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number-columns-spanned="9" table:number-rows-spanned="1" table:style-name="ce53">
            <text:p>TIPO DE INSTRUMENTO:<text:s/><text:span text:style-name="T1">LISTA DE CHEQUEO DE CALIDAD</text:span></text:p>
          </table:table-cell>
          <table:covered-table-cell table:number-columns-repeated="8"/>
          <table:table-cell table:number-columns-repeated="16374" table:style-name="ce2"/>
        </table:table-row>
        <table:table-row table:style-name="ro6">
          <table:table-cell/>
          <table:table-cell office:value-type="string" table:style-name="ce10">
            <text:p>FECHA DE APLICACIÓN:</text:p>
          </table:table-cell>
          <table:table-cell table:style-name="ce5"/>
          <table:table-cell table:style-name="ce6"/>
          <table:table-cell office:value-type="string" table:style-name="ce10">
            <text:p>APLICADO POR:</text:p>
          </table:table-cell>
          <table:table-cell table:number-columns-repeated="2" table:style-name="ce5"/>
          <table:table-cell table:number-columns-repeated="2" table:style-name="ce6"/>
          <table:table-cell office:value-type="string" table:style-name="ce3">
            <text:p>PLANTA:</text:p>
          </table:table-cell>
          <table:table-cell table:number-columns-repeated="16374" table:style-name="ce2"/>
        </table:table-row>
        <table:table-row table:style-name="ro7">
          <table:table-cell/>
          <table:table-cell table:style-name="ce11"/>
          <table:table-cell table:style-name="ce12"/>
          <table:table-cell table:style-name="ce13"/>
          <table:table-cell table:style-name="ce11"/>
          <table:table-cell table:style-name="ce12"/>
          <table:table-cell table:style-name="ce14"/>
          <table:table-cell table:number-columns-repeated="2" table:style-name="ce13"/>
          <table:table-cell table:style-name="ce7"/>
          <table:table-cell table:number-columns-repeated="16374" table:style-name="ce2"/>
        </table:table-row>
        <table:table-row table:style-name="ro1">
          <table:table-cell/>
          <table:table-cell office:value-type="string" table:style-name="ce15">
            <text:p>PROCEDIMIENTOS A SEGUIR</text:p>
          </table:table-cell>
          <table:table-cell table:number-columns-repeated="16382" table:style-name="ce2"/>
        </table:table-row>
        <table:table-row table:style-name="ro1">
          <table:table-cell table:style-name="ce1"/>
          <table:table-cell office:value-type="string" table:number-columns-spanned="4" table:number-rows-spanned="1" table:style-name="ce54">
            <text:p>PRUEBAS A REALIZAR</text:p>
          </table:table-cell>
          <table:covered-table-cell table:number-columns-repeated="3"/>
          <table:table-cell office:value-type="string" table:style-name="ce16">
            <text:p>SI</text:p>
          </table:table-cell>
          <table:table-cell office:value-type="string" table:style-name="ce16">
            <text:p>N/A</text:p>
          </table:table-cell>
          <table:table-cell office:value-type="string" table:number-columns-spanned="3" table:number-rows-spanned="1" table:style-name="ce54">
            <text:p>OBSERVACIONES</text:p>
          </table:table-cell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5">
            <text:p>ENSABLAJE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6">
            <text:p>RETIRO DE CINTA DEL BAREBONE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56">
            <text:p>FIJACION DE BATERIA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1">
            <text:p>SOLDAR ALTAVOZ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1">
            <text:p>FIJAR CABLES CON CINTA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1">
            <text:p>QUITAR CINTA PROTECTORA DE LA CAMARA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1">
            <text:p>PEGAR CINTA DOBLE ADHESIVA EN LA BATERIA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1">
            <text:p>COLOCAR BOTONES (VOL+/- Y POWER)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number-columns-spanned="3" table:number-rows-spanned="1" table:style-name="ce57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56">
            <text:p>COLOCAR CUBIERTA</text:p>
          </table:table-cell>
          <table:covered-table-cell table:number-columns-repeated="3"/>
          <table:table-cell table:number-columns-repeated="2" table:style-name="ce17"/>
          <table:table-cell table:style-name="ce24"/>
          <table:table-cell table:style-name="ce25"/>
          <table:table-cell table:style-name="ce26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8">
            <text:p>APLICACIÓN ATS-MMI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9">
            <text:p>TECLADO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9">
            <text:p>SALIDA DE AUDIO (ALTAVOCES)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9">
            <text:p>CAMARA TRASERA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9">
            <text:p>MULTI-TACTIL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9">
            <text:p>ENTRADA DE AUDIO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9">
            <text:p>BATERIA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9">
            <text:p>BRILLO DEL LCD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9">
            <text:p>ENTRADA DE AUDIO (AURICULARES)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9">
            <text:p>SALIDA DE AUDIO (AURICULARES)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9">
            <text:p>CAMARA FRONTAL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9">
            <text:p>SENSORES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8">
            <text:p>EJECUTAR APLICACIÓN Qc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8">
            <text:p>PRUEBAS DE CALIDAD</text:p>
          </table:table-cell>
          <table:table-cell table:number-columns-repeated="2" table:style-name="ce29"/>
          <table:table-cell table:style-name="ce30"/>
          <table:table-cell table:number-columns-repeated="2" table:style-name="ce27"/>
          <table:table-cell table:style-name="ce31"/>
          <table:table-cell table:style-name="ce32"/>
          <table:table-cell table:style-name="ce33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9">
            <text:p>RESTABLECIMIENTO DEL EQUIPO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8">
            <text:p>UP/DOWN DEL VOLUMEN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34">
            <text:p>PUERTO HDMI</text:p>
          </table:table-cell>
          <table:table-cell table:number-columns-repeated="2" table:style-name="ce35"/>
          <table:table-cell table:style-name="ce36"/>
          <table:table-cell table:number-columns-repeated="2" table:style-name="ce27"/>
          <table:table-cell table:style-name="ce37"/>
          <table:table-cell table:style-name="ce38"/>
          <table:table-cell table:style-name="ce39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8">
            <text:p>LOCALIZACION VÍA GPS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8">
            <text:p>FINALIZAR PRUEBAS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table:style-name="ce40"/>
          <table:table-cell table:number-columns-repeated="5" table:style-name="ce2"/>
          <table:table-cell table:number-columns-spanned="3" table:number-rows-spanned="1" table:style-name="ce60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4">
          <table:table-cell table:style-name="ce1"/>
          <table:table-cell office:value-type="string" table:style-name="ce10">
            <text:p>REVISADO POR</text:p>
          </table:table-cell>
          <table:table-cell table:number-columns-repeated="3" table:style-name="ce5"/>
          <table:table-cell table:style-name="ce6"/>
          <table:table-cell office:value-type="string" table:style-name="ce10">
            <text:p>APROBADO POR</text:p>
          </table:table-cell>
          <table:table-cell table:number-columns-repeated="2" table:style-name="ce5"/>
          <table:table-cell table:style-name="ce6"/>
          <table:table-cell table:number-columns-repeated="2" table:style-name="ce2"/>
          <table:table-cell table:number-columns-repeated="16372" table:style-name="ce1"/>
        </table:table-row>
        <table:table-row table:style-name="ro9">
          <table:table-cell table:style-name="ce1"/>
          <table:table-cell table:number-columns-spanned="5" table:number-rows-spanned="2" table:style-name="ce61"/>
          <table:covered-table-cell table:number-columns-repeated="4"/>
          <table:table-cell table:number-columns-spanned="4" table:number-rows-spanned="2" table:style-name="ce61"/>
          <table:covered-table-cell table:number-columns-repeated="3"/>
          <table:table-cell table:number-columns-repeated="2" table:style-name="ce2"/>
          <table:table-cell table:number-columns-repeated="16372" table:style-name="ce1"/>
        </table:table-row>
        <table:table-row table:style-name="ro10">
          <table:table-cell table:style-name="ce1"/>
          <table:covered-table-cell/>
          <table:covered-table-cell table:number-columns-repeated="4"/>
          <table:covered-table-cell/>
          <table:covered-table-cell table:number-columns-repeated="3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41">
            <text:p>NOMBRE Y APELLIDO</text:p>
          </table:table-cell>
          <table:table-cell table:number-columns-repeated="2" table:style-name="ce42"/>
          <table:table-cell office:value-type="string" table:style-name="ce43">
            <text:p>FIRMA</text:p>
          </table:table-cell>
          <table:table-cell table:style-name="ce44"/>
          <table:table-cell office:value-type="string" table:style-name="ce41">
            <text:p>NOMBRE Y APELLIDO</text:p>
          </table:table-cell>
          <table:table-cell table:number-columns-repeated="2" table:style-name="ce42"/>
          <table:table-cell office:value-type="string" table:style-name="ce45">
            <text:p><text:s text:c="19"/>FIRMA</text:p>
          </table:table-cell>
          <table:table-cell table:style-name="ce46"/>
          <table:table-cell table:style-name="ce47"/>
          <table:table-cell table:number-columns-repeated="16372" table:style-name="ce1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_50_0_37__32_-_32__201_nfasis3" style:display-name="20% - Énfasis3" style:family="table-cell" style:data-style-name="N0">
      <style:table-cell-properties fo:background-color="#EDEDE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6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6in" fo:margin-right="0.7in" fo:margin-bottom="0in"/>
      </style:header-style>
      <style:footer-style>
        <style:header-footer-properties fo:min-height="0.45in" fo:margin-left="0.6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Checklist Calidad</dc:title>
    <meta:keyword>Revision Nº 4</meta:keyword>
    <meta:initial-creator>Julio Rodriguez</meta:initial-creator>
    <dc:creator>Julio Rodriguez</dc:creator>
    <meta:creation-date>2013-11-06T18:18:01Z</meta:creation-date>
    <dc:date>2013-12-06T15:55:02Z</dc:date>
    <meta:print-date>2013-12-04T15:05:41Z</meta:print-date>
  </office:meta>
</office:document-meta>
</file>